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2d4" officeooo:paragraph-rsid="001df2d4"/>
    </style:style>
    <style:style style:name="P2" style:family="paragraph" style:parent-style-name="Standard" style:list-style-name="L1">
      <style:text-properties officeooo:paragraph-rsid="001df2d4"/>
    </style:style>
    <style:style style:name="P3" style:family="paragraph" style:parent-style-name="Standard" style:list-style-name="L1">
      <style:text-properties officeooo:rsid="001df2d4" officeooo:paragraph-rsid="001df2d4"/>
    </style:style>
    <style:style style:name="P4" style:family="paragraph" style:parent-style-name="Standard" style:list-style-name="L1">
      <style:text-properties officeooo:rsid="001e9758" officeooo:paragraph-rsid="001e9758"/>
    </style:style>
    <style:style style:name="P5" style:family="paragraph" style:parent-style-name="Standard" style:list-style-name="L1">
      <style:text-properties officeooo:rsid="0026ddac" officeooo:paragraph-rsid="0026ddac"/>
    </style:style>
    <style:style style:name="P6" style:family="paragraph" style:parent-style-name="Standard" style:list-style-name="L1">
      <style:text-properties officeooo:rsid="00201a89" officeooo:paragraph-rsid="00201a89"/>
    </style:style>
    <style:style style:name="P7" style:family="paragraph" style:parent-style-name="Standard" style:list-style-name="L1">
      <style:text-properties officeooo:rsid="00219d57" officeooo:paragraph-rsid="00219d57"/>
    </style:style>
    <style:style style:name="P8" style:family="paragraph" style:parent-style-name="Standard" style:list-style-name="L1">
      <style:text-properties officeooo:rsid="00237b92" officeooo:paragraph-rsid="00237b92"/>
    </style:style>
    <style:style style:name="P9" style:family="paragraph" style:parent-style-name="Standard" style:list-style-name="L1">
      <style:text-properties officeooo:rsid="0024f6ac" officeooo:paragraph-rsid="0024f6ac"/>
    </style:style>
    <style:style style:name="T1" style:family="text">
      <style:text-properties officeooo:rsid="001df2d4"/>
    </style:style>
    <style:style style:name="T2" style:family="text">
      <style:text-properties officeooo:rsid="001e9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at happened to europe?</text:h>
      <text:list xml:id="list2239020130" text:style-name="L1">
        <text:list-item>
          <text:p text:style-name="P2"/>
        </text:list-item>
        <text:list-item>
          <text:p text:style-name="P3">China data late start date</text:p>
        </text:list-item>
        <text:list-item>
          <text:p text:style-name="P3">WHO pathetic R0</text:p>
        </text:list-item>
        <text:list-item>
          <text:p text:style-name="P3">national experts incompetency</text:p>
        </text:list-item>
        <text:list-item>
          <text:p text:style-name="P3">preparedness : zero</text:p>
        </text:list-item>
        <text:list-item>
          <text:p text:style-name="P4">wrong <text:span text:style-name="T1">R0 </text:span>&gt; wrong seasonal R </text:p>
        </text:list-item>
        <text:list-item>
          <text:p text:style-name="P4">wrong assumptions about immunity duration</text:p>
        </text:list-item>
        <text:list-item>
          <text:p text:style-name="P4">wrong seasonal and immunity duration &gt; totally wrong predictions about fall and winter</text:p>
        </text:list-item>
        <text:list-item>
          <text:p text:style-name="P4">therefore much too late with antigen tests</text:p>
        </text:list-item>
        <text:list-item>
          <text:p text:style-name="P5"><text:span text:style-name="T2">therefore </text:span>all in vaccines and no diversification</text:p>
        </text:list-item>
        <text:list-item>
          <text:p text:style-name="P4">therefore lockdowns</text:p>
        </text:list-item>
        <text:list-item>
          <text:p text:style-name="P6">therefore nineteens century measures </text:p>
        </text:list-item>
        <text:list-item>
          <text:p text:style-name="P6">then uk variant polit game</text:p>
        </text:list-item>
        <text:list-item>
          <text:p text:style-name="P6">again all<text:span text:style-name="T1"> experts </text:span>morons</text:p>
        </text:list-item>
        <text:list-item>
          <text:p text:style-name="P7">although south africa and uk were quite ok</text:p>
        </text:list-item>
        <text:list-item>
          <text:p text:style-name="P7">they dont use brains only believe in papers even when totally hypothetical bullshit</text:p>
        </text:list-item>
        <text:list-item>
          <text:p text:style-name="P7">then riposte from eu &gt; astra zeneca fucked up</text:p>
        </text:list-item>
        <text:list-item>
          <text:p text:style-name="P7">only too weeks short term predictions &gt; bullshit about uncertainty in integro differential eqs</text:p>
        </text:list-item>
        <text:list-item>
          <text:p text:style-name="P7">three waves even without variant predicted already in mid october </text:p>
        </text:list-item>
        <text:list-item>
          <text:p text:style-name="P7">totally dilettantish and incompetent &gt; both so called experts and politicians <text:s text:c="2"/></text:p>
        </text:list-item>
        <text:list-item>
          <text:p text:style-name="P8">what I said long ago &gt; peripherization of europe inevitable </text:p>
        </text:list-item>
        <text:list-item>
          <text:p text:style-name="P8"><text:s/></text:p>
        </text:list-item>
        <text:list-item>
          <text:p text:style-name="P9">no long term strategy...</text:p>
        </text:list-item>
        <text:list-item>
          <text:p text:style-name="P4"/>
        </text:list-item>
        <text:list-item>
          <text:p text:style-name="P4">kann man was ausrichten wenn die ganze welt sich irrt ???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02:05:52.924180577</meta:creation-date>
    <dc:date>2021-04-12T14:35:28.356808456</dc:date>
    <meta:editing-duration>P1DT7H23M5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187" meta:character-count="1042" meta:non-whitespace-character-count="896"/>
  </office:meta>
</office:document-meta>
</file>